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33d0a" officeooo:paragraph-rsid="00033d0a"/>
    </style:style>
    <style:style style:name="P2" style:family="paragraph" style:parent-style-name="Standard" style:list-style-name="L1">
      <style:paragraph-properties fo:text-align="start" style:justify-single-word="false"/>
      <style:text-properties style:text-underline-style="none" officeooo:rsid="00033d0a" officeooo:paragraph-rsid="00033d0a"/>
    </style:style>
    <style:style style:name="P3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officeooo:rsid="000528f7" officeooo:paragraph-rsid="000528f7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officeooo:rsid="00096fe8" officeooo:paragraph-rsid="00096fe8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096fe8" officeooo:paragraph-rsid="00096fe8" style:font-style-asian="normal" style:font-style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tyle="normal" style:text-underline-style="solid" style:text-underline-width="auto" style:text-underline-color="font-color" officeooo:rsid="00096fe8" officeooo:paragraph-rsid="00096fe8" style:font-style-asian="normal" style:font-style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tyle="normal" style:text-underline-style="solid" style:text-underline-width="auto" style:text-underline-color="font-color" officeooo:rsid="000aee45" officeooo:paragraph-rsid="000aee45" style:font-style-asian="normal" style:font-style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style="normal" style:text-underline-style="solid" style:text-underline-width="auto" style:text-underline-color="font-color" officeooo:rsid="000c2951" officeooo:paragraph-rsid="000c2951" style:font-style-asian="normal" style:font-style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tyle="normal" style:text-underline-style="none" officeooo:rsid="00079747" officeooo:paragraph-rsid="00079747" style:font-style-asian="normal" style:font-style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officeooo:rsid="000528f7" officeooo:paragraph-rsid="000528f7"/>
    </style:style>
    <style:style style:name="P11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officeooo:rsid="00079747" officeooo:paragraph-rsid="0007974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officeooo:rsid="00067ff0" style:font-style-asian="normal" style:font-style-complex="normal"/>
    </style:style>
    <style:style style:name="T4" style:family="text">
      <style:text-properties officeooo:rsid="00096fe8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9a2c9"/>
    </style:style>
    <style:style style:name="T7" style:family="text">
      <style:text-properties style:text-underline-style="none" officeooo:rsid="000dbaed"/>
    </style:style>
    <style:style style:name="T8" style:family="text">
      <style:text-properties style:text-position="super 58%" style:text-underline-style="none"/>
    </style:style>
    <style:style style:name="T9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xington &amp; Concord</text:p>
      <text:list xml:id="list468809699188697654" text:style-name="L1">
        <text:list-item>
          <text:p text:style-name="P2">The redcoats marched on Lexington</text:p>
        </text:list-item>
        <text:list-item>
          <text:p text:style-name="P2">The Redcoats ordered the colonists to disperse, they refused, and someone fired the <text:span text:style-name="T1">shot heard round the world.</text:span></text:p>
        </text:list-item>
      </text:list>
      <text:p text:style-name="P3">Bunker Hill <text:span text:style-name="T4">(written on 9/17/14)</text:span></text:p>
      <text:list xml:id="list5825006310663795144" text:style-name="L2">
        <text:list-item>
          <text:p text:style-name="P10"><text:span text:style-name="T2">This was a pyrrhic victory for </text:span><text:span text:style-name="T3">the British, because they took incredibly heavy losses (more than 1000 men)</text:span></text:p>
        </text:list-item>
        <text:list-item>
          <text:p text:style-name="P11"><text:span text:style-name="T3">C</text:span><text:span text:style-name="T2">olonists:</text:span></text:p>
          <text:list>
            <text:list-item>
              <text:p text:style-name="P9">Inflicted twice as many casualities as the British</text:p>
            </text:list-item>
            <text:list-item>
              <text:p text:style-name="P9">showed tat a colonial army could effectively fight the amazing British army</text:p>
            </text:list-item>
          </text:list>
        </text:list-item>
        <text:list-item>
          <text:p text:style-name="P9">British:</text:p>
          <text:list>
            <text:list-item>
              <text:p text:style-name="P9">Held ground</text:p>
            </text:list-item>
          </text:list>
        </text:list-item>
      </text:list>
      <text:p text:style-name="P4">(written on 9/18/14)</text:p>
      <text:p text:style-name="P5"><text:span text:style-name="T5">2</text:span><text:span text:style-name="T8">nd</text:span><text:span text:style-name="T5"> Continental Congress happens</text:span></text:p>
      <text:list xml:id="list3018268546334303368" text:style-name="L3">
        <text:list-item>
          <text:p text:style-name="P6"><text:span text:style-name="T5">Everybody but Georgia comes </text:span></text:p>
        </text:list-item>
        <text:list-item>
          <text:p text:style-name="P6"><text:span text:style-name="T5">They all think that something needs to be done, but they agree that they need to do something. Their options:</text:span></text:p>
          <text:list>
            <text:list-item>
              <text:p text:style-name="P6"><text:span text:style-name="T5">War and possible freedom</text:span></text:p>
            </text:list-item>
            <text:list-item>
              <text:p text:style-name="P6"><text:span text:style-name="T5">Seek a peaceful solution</text:span></text:p>
              <text:list>
                <text:list-item>
                  <text:p text:style-name="P6"><text:span text:style-name="T5">The letter they send the King is super sarcastic</text:span></text:p>
                </text:list-item>
                <text:list-item>
                  <text:p text:style-name="P6"><text:span text:style-name="T5">They say that they will make peace if the King will return to salutary neglect</text:span></text:p>
                </text:list-item>
                <text:list-item>
                  <text:p text:style-name="P6"><text:span text:style-name="T5">If not, they will go to </text:span><text:span text:style-name="T6">war</text:span></text:p>
                </text:list-item>
                <text:list-item>
                  <text:p text:style-name="P7"><text:span text:style-name="T6">T</text:span><text:span text:style-name="T5">he letter is a letter designed to start a war disguised as a peace letter</text:span></text:p>
                </text:list-item>
              </text:list>
            </text:list-item>
            <text:list-item>
              <text:p text:style-name="P8"><text:span text:style-name="T5">The king plays right into the hands of the colonists</text:span></text:p>
              <text:list>
                <text:list-item>
                  <text:p text:style-name="P8"><text:span text:style-name="T5">He blockades the entire East Coast after reading the letter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Normal" style:font-family-asian="'Source Han Sans Normal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7T10:52:25.152478771</meta:creation-date>
    <meta:generator>LibreOffice/4.3.1.2$Linux_X86_64 LibreOffice_project/430m0$Build-2</meta:generator>
    <dc:date>2014-09-18T12:14:06.574516813</dc:date>
    <meta:editing-duration>PT1H11M3S</meta:editing-duration>
    <meta:editing-cycles>7</meta:editing-cycles>
    <meta:document-statistic meta:table-count="0" meta:image-count="0" meta:object-count="0" meta:page-count="1" meta:paragraph-count="22" meta:word-count="196" meta:character-count="1048" meta:non-whitespace-character-count="891"/>
  </office:meta>
</office:document-meta>
</file>